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officeooo:rsid="0018f6c1" officeooo:paragraph-rsid="0018f6c1" style:font-style-asian="normal" style:font-weight-asian="normal" style:font-style-complex="normal" style:font-weight-complex="normal"/>
    </style:style>
    <style:style style:name="P9" style:family="paragraph" style:parent-style-name="Table_20_Contents">
      <style:text-properties officeooo:rsid="001a3af2" officeooo:paragraph-rsid="001a3af2"/>
    </style:style>
    <style:style style:name="T1" style:family="text">
      <style:text-properties officeooo:rsid="00180735"/>
    </style:style>
    <style:style style:name="T2" style:family="text">
      <style:text-properties officeooo:rsid="001a3a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1.4 Consulter la liste des articles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9">Consulter la liste des articles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9">L'acteur désire de voir la liste des articles qui lui appartient.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9">Membr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.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5">Aucun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3">Lorsque l'utilisateur désire <text:span text:style-name="T2">voir la liste des articles lui appartenant, il doit être authentifié.</text:span></text:p>
      <text:p text:style-name="P3"/>
      <text:p text:style-name="P2">Scénario d'opération</text:p>
      <text:list xml:id="list6512905854437595201" text:style-name="L1">
        <text:list-item>
          <text:p text:style-name="P7">L'utilisateur s'authentifie et passe alors au status de « membre ».</text:p>
        </text:list-item>
        <text:list-item>
          <text:p text:style-name="P8">Le membre peut <text:span text:style-name="T2">consulter la liste des articles lui appartenant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7T17:17:12.486250601</dc:date>
    <meta:editing-duration>PT39M46S</meta:editing-duration>
    <meta:editing-cycles>8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0" meta:word-count="81" meta:character-count="545" meta:non-whitespace-character-count="486"/>
  </office:meta>
</office:document-meta>
</file>